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odelImpl.markLoc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lue.PathValue( String 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ModelImpl.putAt( String path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bjectModelImpl.setParent( ObjectModel parent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ckReversedItera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Impl.cleanupLocalCon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bjectModelImpl.getInitial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Impl.setInitialEntries( Map initialEn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jectModelImpl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ModelImpl.fillContex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ObjectModelImpl.ge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Impl.putAll( Map mapToCop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ModelImpl.removeAt( String path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bjectModelImpl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Valu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lu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Impl.locateMapAt( String path , boolean createIfNeed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ObjectModelImpl.ObjectModel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ckReversedIteration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